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599cm" svg:x="1cm" svg:y="5.401cm" presentation:class="title" presentation:user-transformed="true">
          <draw:text-box>
            <text:p><text:span text:style-name="T1">SIS Consumer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Um software para auxiliar bares e restaura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4cm" presentation:class="title" presentation:user-transformed="true">
          <draw:text-box>
            <text:p>Por quê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Objetivo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var praticidade e controle para os funcionários</text:p>
              </text:list-item>
              <text:list-item>
                <text:p>O sistema terá as seguintes features:</text:p>
                <text:list>
                  <text:list-item>
                    <text:p>Cadastramento dos produtos do restaurante e seus estoques</text:p>
                  </text:list-item>
                  <text:list-item>
                    <text:p>Retonará os produtos em estoque</text:p>
                  </text:list-item>
                  <text:list-item>
                    <text:p>Abrir expediente</text:p>
                  </text:list-item>
                  <text:list-item>
                    <text:p>Abrir mesa</text:p>
                  </text:list-item>
                  <text:list-item>
                    <text:p>Anotar, tirar os pedidos daquela mesa</text:p>
                  </text:list-item>
                  <text:list-item>
                    <text:p>Adicionar desconto ou retirar taxa</text:p>
                  </text:list-item>
                  <text:list-item>
                    <text:p>Fechar conta e colocar a forma de pagamento</text:p>
                  </text:list-item>
                  <text:list-item>
                    <text:p>Obter dados de faturamento, sangria, lucro</text:p>
                  </text:list-item>
                  <text:list-item>
                    <text:p>Fechar expedient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Usuários do sistema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Terá um usuário com direitos de manipular os produtos do estabelecimento (somente esse user terá o poder)</text:p>
              </text:list-item>
              <text:list-item>
                <text:p>E um para manipular coisas como anotar pedidos, tirar pedidos, abrir expediente, fechar expediente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10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pt" fo:country="BR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51:00.769759610</meta:creation-date>
    <meta:editing-duration>PT5M24S</meta:editing-duration>
    <meta:editing-cycles>3</meta:editing-cycles>
    <meta:generator>LibreOffice/7.4.7.2$Linux_X86_64 LibreOffice_project/40$Build-2</meta:generator>
    <dc:title>Midnightblue</dc:title>
    <dc:date>2024-06-05T18:14:55.602965289</dc:date>
    <meta:document-statistic meta:object-count="69"/>
  </office:meta>
</office:document-meta>
</file>